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9mm"/>
    </style:style>
    <style:style style:name="co2" style:family="table-column">
      <style:table-column-properties fo:break-before="auto" style:column-width="13.74mm"/>
    </style:style>
    <style:style style:name="co3" style:family="table-column">
      <style:table-column-properties fo:break-before="auto" style:column-width="15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159.99mm" svg:height="89.99mm" svg:x="92.87mm" svg:y="43.78mm">
            <loext:p draw:notify-on-update-of-ranges="time.A1:time.A1 time.B1:time.AY1 time.A2:time.A2 time.B2:time.AY2 time.A3:time.A3 time.B3:time.AY3 time.A4:time.A4 time.B4:time.AY4 time.A5:time.A5 time.B5:time.AY5 time.A6:time.A6 time.B6:time.AY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Mb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50Mb</text:p>
          </table:table-cell>
          <table:table-cell office:value-type="float" office:value="73.52" calcext:value-type="float">
            <text:p>73,52</text:p>
          </table:table-cell>
          <table:table-cell office:value-type="float" office:value="71.75" calcext:value-type="float">
            <text:p>71,75</text:p>
          </table:table-cell>
          <table:table-cell office:value-type="float" office:value="75.3" calcext:value-type="float">
            <text:p>75,3</text:p>
          </table:table-cell>
          <table:table-cell office:value-type="float" office:value="72.83" calcext:value-type="float">
            <text:p>72,83</text:p>
          </table:table-cell>
          <table:table-cell office:value-type="float" office:value="76.19" calcext:value-type="float">
            <text:p>76,19</text:p>
          </table:table-cell>
          <table:table-cell office:value-type="float" office:value="71" calcext:value-type="float">
            <text:p>71</text:p>
          </table:table-cell>
          <table:table-cell office:value-type="float" office:value="72.51" calcext:value-type="float">
            <text:p>72,51</text:p>
          </table:table-cell>
          <table:table-cell office:value-type="float" office:value="74.56" calcext:value-type="float">
            <text:p>74,56</text:p>
          </table:table-cell>
          <table:table-cell office:value-type="float" office:value="74.91" calcext:value-type="float">
            <text:p>74,91</text:p>
          </table:table-cell>
          <table:table-cell office:value-type="float" office:value="71.15" calcext:value-type="float">
            <text:p>71,15</text:p>
          </table:table-cell>
          <table:table-cell office:value-type="float" office:value="77.11" calcext:value-type="float">
            <text:p>77,11</text:p>
          </table:table-cell>
          <table:table-cell office:value-type="float" office:value="73.28" calcext:value-type="float">
            <text:p>73,28</text:p>
          </table:table-cell>
          <table:table-cell office:value-type="float" office:value="75.33" calcext:value-type="float">
            <text:p>75,33</text:p>
          </table:table-cell>
          <table:table-cell office:value-type="float" office:value="70.64" calcext:value-type="float">
            <text:p>70,64</text:p>
          </table:table-cell>
          <table:table-cell office:value-type="float" office:value="75.96" calcext:value-type="float">
            <text:p>75,96</text:p>
          </table:table-cell>
          <table:table-cell office:value-type="float" office:value="76.02" calcext:value-type="float">
            <text:p>76,02</text:p>
          </table:table-cell>
          <table:table-cell office:value-type="float" office:value="74.54" calcext:value-type="float">
            <text:p>74,54</text:p>
          </table:table-cell>
          <table:table-cell office:value-type="float" office:value="67.56" calcext:value-type="float">
            <text:p>67,56</text:p>
          </table:table-cell>
          <table:table-cell office:value-type="float" office:value="77.42" calcext:value-type="float">
            <text:p>77,42</text:p>
          </table:table-cell>
          <table:table-cell office:value-type="float" office:value="78.04" calcext:value-type="float">
            <text:p>78,04</text:p>
          </table:table-cell>
          <table:table-cell office:value-type="float" office:value="78.08" calcext:value-type="float">
            <text:p>78,08</text:p>
          </table:table-cell>
          <table:table-cell office:value-type="float" office:value="76.65" calcext:value-type="float">
            <text:p>76,65</text:p>
          </table:table-cell>
          <table:table-cell office:value-type="float" office:value="78.11" calcext:value-type="float">
            <text:p>78,11</text:p>
          </table:table-cell>
          <table:table-cell office:value-type="float" office:value="78.69" calcext:value-type="float">
            <text:p>78,69</text:p>
          </table:table-cell>
          <table:table-cell office:value-type="float" office:value="78.79" calcext:value-type="float">
            <text:p>78,79</text:p>
          </table:table-cell>
          <table:table-cell office:value-type="float" office:value="73.97" calcext:value-type="float">
            <text:p>73,97</text:p>
          </table:table-cell>
          <table:table-cell office:value-type="float" office:value="78.44" calcext:value-type="float">
            <text:p>78,44</text:p>
          </table:table-cell>
          <table:table-cell office:value-type="float" office:value="78.96" calcext:value-type="float">
            <text:p>78,96</text:p>
          </table:table-cell>
          <table:table-cell office:value-type="float" office:value="78.59" calcext:value-type="float">
            <text:p>78,59</text:p>
          </table:table-cell>
          <table:table-cell office:value-type="float" office:value="76.67" calcext:value-type="float">
            <text:p>76,67</text:p>
          </table:table-cell>
          <table:table-cell office:value-type="float" office:value="76.59" calcext:value-type="float">
            <text:p>76,59</text:p>
          </table:table-cell>
          <table:table-cell office:value-type="float" office:value="77.74" calcext:value-type="float">
            <text:p>77,74</text:p>
          </table:table-cell>
          <table:table-cell office:value-type="float" office:value="76.1" calcext:value-type="float">
            <text:p>76,1</text:p>
          </table:table-cell>
          <table:table-cell office:value-type="float" office:value="77.52" calcext:value-type="float">
            <text:p>77,52</text:p>
          </table:table-cell>
          <table:table-cell office:value-type="float" office:value="76.13" calcext:value-type="float">
            <text:p>76,13</text:p>
          </table:table-cell>
          <table:table-cell office:value-type="float" office:value="78.37" calcext:value-type="float">
            <text:p>78,37</text:p>
          </table:table-cell>
          <table:table-cell office:value-type="float" office:value="78.43" calcext:value-type="float">
            <text:p>78,43</text:p>
          </table:table-cell>
          <table:table-cell office:value-type="float" office:value="79.14" calcext:value-type="float">
            <text:p>79,14</text:p>
          </table:table-cell>
          <table:table-cell office:value-type="float" office:value="70.81" calcext:value-type="float">
            <text:p>70,81</text:p>
          </table:table-cell>
          <table:table-cell office:value-type="float" office:value="77.37" calcext:value-type="float">
            <text:p>77,37</text:p>
          </table:table-cell>
          <table:table-cell office:value-type="float" office:value="76.82" calcext:value-type="float">
            <text:p>76,82</text:p>
          </table:table-cell>
          <table:table-cell office:value-type="float" office:value="78.02" calcext:value-type="float">
            <text:p>78,02</text:p>
          </table:table-cell>
          <table:table-cell office:value-type="float" office:value="78.46" calcext:value-type="float">
            <text:p>78,46</text:p>
          </table:table-cell>
          <table:table-cell office:value-type="float" office:value="77.09" calcext:value-type="float">
            <text:p>77,09</text:p>
          </table:table-cell>
          <table:table-cell office:value-type="float" office:value="78.23" calcext:value-type="float">
            <text:p>78,23</text:p>
          </table:table-cell>
          <table:table-cell office:value-type="float" office:value="77.95" calcext:value-type="float">
            <text:p>77,95</text:p>
          </table:table-cell>
          <table:table-cell office:value-type="float" office:value="78.51" calcext:value-type="float">
            <text:p>78,51</text:p>
          </table:table-cell>
          <table:table-cell office:value-type="float" office:value="77.55" calcext:value-type="float">
            <text:p>77,55</text:p>
          </table:table-cell>
          <table:table-cell office:value-type="float" office:value="77.36" calcext:value-type="float">
            <text:p>77,36</text:p>
          </table:table-cell>
          <table:table-cell office:value-type="float" office:value="78.49" calcext:value-type="float">
            <text:p>78,49</text:p>
          </table:table-cell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120.82" calcext:value-type="float">
            <text:p>120,82</text:p>
          </table:table-cell>
          <table:table-cell office:value-type="float" office:value="118.06" calcext:value-type="float">
            <text:p>118,06</text:p>
          </table:table-cell>
          <table:table-cell office:value-type="float" office:value="118.52" calcext:value-type="float">
            <text:p>118,52</text:p>
          </table:table-cell>
          <table:table-cell office:value-type="float" office:value="119.86" calcext:value-type="float">
            <text:p>119,86</text:p>
          </table:table-cell>
          <table:table-cell office:value-type="float" office:value="120.52" calcext:value-type="float">
            <text:p>120,52</text:p>
          </table:table-cell>
          <table:table-cell office:value-type="float" office:value="120.23" calcext:value-type="float">
            <text:p>120,23</text:p>
          </table:table-cell>
          <table:table-cell office:value-type="float" office:value="118.41" calcext:value-type="float">
            <text:p>118,41</text:p>
          </table:table-cell>
          <table:table-cell office:value-type="float" office:value="118.83" calcext:value-type="float">
            <text:p>118,83</text:p>
          </table:table-cell>
          <table:table-cell office:value-type="float" office:value="120.49" calcext:value-type="float">
            <text:p>120,49</text:p>
          </table:table-cell>
          <table:table-cell office:value-type="float" office:value="118.91" calcext:value-type="float">
            <text:p>118,91</text:p>
          </table:table-cell>
          <table:table-cell office:value-type="float" office:value="142.44" calcext:value-type="float">
            <text:p>142,44</text:p>
          </table:table-cell>
          <table:table-cell office:value-type="float" office:value="121.97" calcext:value-type="float">
            <text:p>121,97</text:p>
          </table:table-cell>
          <table:table-cell office:value-type="float" office:value="120.74" calcext:value-type="float">
            <text:p>120,74</text:p>
          </table:table-cell>
          <table:table-cell office:value-type="float" office:value="115.5" calcext:value-type="float">
            <text:p>115,5</text:p>
          </table:table-cell>
          <table:table-cell office:value-type="float" office:value="112.68" calcext:value-type="float">
            <text:p>112,68</text:p>
          </table:table-cell>
          <table:table-cell office:value-type="float" office:value="119.67" calcext:value-type="float">
            <text:p>119,67</text:p>
          </table:table-cell>
          <table:table-cell office:value-type="float" office:value="113.8" calcext:value-type="float">
            <text:p>113,8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3.57" calcext:value-type="float">
            <text:p>143,57</text:p>
          </table:table-cell>
          <table:table-cell office:value-type="float" office:value="143.3" calcext:value-type="float">
            <text:p>143,3</text:p>
          </table:table-cell>
          <table:table-cell office:value-type="float" office:value="142.31" calcext:value-type="float">
            <text:p>142,31</text:p>
          </table:table-cell>
          <table:table-cell office:value-type="float" office:value="143.4" calcext:value-type="float">
            <text:p>143,4</text:p>
          </table:table-cell>
          <table:table-cell office:value-type="float" office:value="140.98" calcext:value-type="float">
            <text:p>140,98</text:p>
          </table:table-cell>
          <table:table-cell office:value-type="float" office:value="143.89" calcext:value-type="float">
            <text:p>143,89</text:p>
          </table:table-cell>
          <table:table-cell office:value-type="float" office:value="142.57" calcext:value-type="float">
            <text:p>142,57</text:p>
          </table:table-cell>
          <table:table-cell office:value-type="float" office:value="135.87" calcext:value-type="float">
            <text:p>135,87</text:p>
          </table:table-cell>
          <table:table-cell office:value-type="float" office:value="141.86" calcext:value-type="float">
            <text:p>141,86</text:p>
          </table:table-cell>
          <table:table-cell office:value-type="float" office:value="142.16" calcext:value-type="float">
            <text:p>142,16</text:p>
          </table:table-cell>
          <table:table-cell office:value-type="float" office:value="142.94" calcext:value-type="float">
            <text:p>142,94</text:p>
          </table:table-cell>
          <table:table-cell office:value-type="float" office:value="142.55" calcext:value-type="float">
            <text:p>142,55</text:p>
          </table:table-cell>
          <table:table-cell office:value-type="float" office:value="140.87" calcext:value-type="float">
            <text:p>140,87</text:p>
          </table:table-cell>
          <table:table-cell office:value-type="float" office:value="142.06" calcext:value-type="float">
            <text:p>142,06</text:p>
          </table:table-cell>
          <table:table-cell office:value-type="float" office:value="137.24" calcext:value-type="float">
            <text:p>137,24</text:p>
          </table:table-cell>
          <table:table-cell office:value-type="float" office:value="144.38" calcext:value-type="float">
            <text:p>144,38</text:p>
          </table:table-cell>
          <table:table-cell office:value-type="float" office:value="142.18" calcext:value-type="float">
            <text:p>142,18</text:p>
          </table:table-cell>
          <table:table-cell office:value-type="float" office:value="144.06" calcext:value-type="float">
            <text:p>144,06</text:p>
          </table:table-cell>
          <table:table-cell office:value-type="float" office:value="141.9" calcext:value-type="float">
            <text:p>141,9</text:p>
          </table:table-cell>
          <table:table-cell office:value-type="float" office:value="143.45" calcext:value-type="float">
            <text:p>143,45</text:p>
          </table:table-cell>
          <table:table-cell office:value-type="float" office:value="139.94" calcext:value-type="float">
            <text:p>139,94</text:p>
          </table:table-cell>
          <table:table-cell office:value-type="float" office:value="137.04" calcext:value-type="float">
            <text:p>137,04</text:p>
          </table:table-cell>
          <table:table-cell office:value-type="float" office:value="142.2" calcext:value-type="float">
            <text:p>142,2</text:p>
          </table:table-cell>
          <table:table-cell office:value-type="float" office:value="142.63" calcext:value-type="float">
            <text:p>142,63</text:p>
          </table:table-cell>
          <table:table-cell office:value-type="float" office:value="143.77" calcext:value-type="float">
            <text:p>143,77</text:p>
          </table:table-cell>
          <table:table-cell office:value-type="float" office:value="143.92" calcext:value-type="float">
            <text:p>143,92</text:p>
          </table:table-cell>
          <table:table-cell office:value-type="float" office:value="144.05" calcext:value-type="float">
            <text:p>144,05</text:p>
          </table:table-cell>
          <table:table-cell office:value-type="float" office:value="143.01" calcext:value-type="float">
            <text:p>143,01</text:p>
          </table:table-cell>
          <table:table-cell office:value-type="float" office:value="142.59" calcext:value-type="float">
            <text:p>142,59</text:p>
          </table:table-cell>
          <table:table-cell office:value-type="float" office:value="144.3" calcext:value-type="float">
            <text:p>144,3</text:p>
          </table:table-cell>
          <table:table-cell office:value-type="float" office:value="140.3" calcext:value-type="float">
            <text:p>140,3</text:p>
          </table:table-cell>
          <table:table-cell office:value-type="float" office:value="143.6" calcext:value-type="float">
            <text:p>143,6</text:p>
          </table:table-cell>
        </table:table-row>
        <table:table-row table:style-name="ro1">
          <table:table-cell office:value-type="string" calcext:value-type="string">
            <text:p>500Mb</text:p>
          </table:table-cell>
          <table:table-cell office:value-type="float" office:value="447.71" calcext:value-type="float">
            <text:p>447,71</text:p>
          </table:table-cell>
          <table:table-cell office:value-type="float" office:value="433.73" calcext:value-type="float">
            <text:p>433,73</text:p>
          </table:table-cell>
          <table:table-cell office:value-type="float" office:value="457.61" calcext:value-type="float">
            <text:p>457,61</text:p>
          </table:table-cell>
          <table:table-cell office:value-type="float" office:value="438.8" calcext:value-type="float">
            <text:p>438,8</text:p>
          </table:table-cell>
          <table:table-cell office:value-type="float" office:value="452.09" calcext:value-type="float">
            <text:p>452,09</text:p>
          </table:table-cell>
          <table:table-cell office:value-type="float" office:value="446.64" calcext:value-type="float">
            <text:p>446,64</text:p>
          </table:table-cell>
          <table:table-cell office:value-type="float" office:value="456.14" calcext:value-type="float">
            <text:p>456,14</text:p>
          </table:table-cell>
          <table:table-cell office:value-type="float" office:value="445.57" calcext:value-type="float">
            <text:p>445,57</text:p>
          </table:table-cell>
          <table:table-cell office:value-type="float" office:value="453.53" calcext:value-type="float">
            <text:p>453,53</text:p>
          </table:table-cell>
          <table:table-cell office:value-type="float" office:value="443.95" calcext:value-type="float">
            <text:p>443,95</text:p>
          </table:table-cell>
          <table:table-cell office:value-type="float" office:value="637.87" calcext:value-type="float">
            <text:p>637,87</text:p>
          </table:table-cell>
          <table:table-cell office:value-type="float" office:value="443.56" calcext:value-type="float">
            <text:p>443,56</text:p>
          </table:table-cell>
          <table:table-cell office:value-type="float" office:value="441.16" calcext:value-type="float">
            <text:p>441,16</text:p>
          </table:table-cell>
          <table:table-cell office:value-type="float" office:value="431.78" calcext:value-type="float">
            <text:p>431,78</text:p>
          </table:table-cell>
          <table:table-cell office:value-type="float" office:value="438.46" calcext:value-type="float">
            <text:p>438,46</text:p>
          </table:table-cell>
          <table:table-cell office:value-type="float" office:value="435.18" calcext:value-type="float">
            <text:p>435,18</text:p>
          </table:table-cell>
          <table:table-cell office:value-type="float" office:value="420.89" calcext:value-type="float">
            <text:p>420,89</text:p>
          </table:table-cell>
          <table:table-cell office:value-type="float" office:value="439.13" calcext:value-type="float">
            <text:p>439,13</text:p>
          </table:table-cell>
          <table:table-cell office:value-type="float" office:value="643.27" calcext:value-type="float">
            <text:p>643,27</text:p>
          </table:table-cell>
          <table:table-cell office:value-type="float" office:value="638.7" calcext:value-type="float">
            <text:p>638,7</text:p>
          </table:table-cell>
          <table:table-cell office:value-type="float" office:value="640.1" calcext:value-type="float">
            <text:p>640,1</text:p>
          </table:table-cell>
          <table:table-cell office:value-type="float" office:value="643.59" calcext:value-type="float">
            <text:p>643,59</text:p>
          </table:table-cell>
          <table:table-cell office:value-type="float" office:value="643.3" calcext:value-type="float">
            <text:p>643,3</text:p>
          </table:table-cell>
          <table:table-cell office:value-type="float" office:value="644.04" calcext:value-type="float">
            <text:p>644,04</text:p>
          </table:table-cell>
          <table:table-cell office:value-type="float" office:value="633.01" calcext:value-type="float">
            <text:p>633,01</text:p>
          </table:table-cell>
          <table:table-cell office:value-type="float" office:value="633.11" calcext:value-type="float">
            <text:p>633,11</text:p>
          </table:table-cell>
          <table:table-cell office:value-type="float" office:value="643.13" calcext:value-type="float">
            <text:p>643,13</text:p>
          </table:table-cell>
          <table:table-cell office:value-type="float" office:value="639.76" calcext:value-type="float">
            <text:p>639,76</text:p>
          </table:table-cell>
          <table:table-cell office:value-type="float" office:value="643.12" calcext:value-type="float">
            <text:p>643,12</text:p>
          </table:table-cell>
          <table:table-cell office:value-type="float" office:value="633.74" calcext:value-type="float">
            <text:p>633,74</text:p>
          </table:table-cell>
          <table:table-cell office:value-type="float" office:value="637.79" calcext:value-type="float">
            <text:p>637,79</text:p>
          </table:table-cell>
          <table:table-cell office:value-type="float" office:value="642.1" calcext:value-type="float">
            <text:p>642,1</text:p>
          </table:table-cell>
          <table:table-cell office:value-type="float" office:value="631.49" calcext:value-type="float">
            <text:p>631,49</text:p>
          </table:table-cell>
          <table:table-cell office:value-type="float" office:value="642.32" calcext:value-type="float">
            <text:p>642,32</text:p>
          </table:table-cell>
          <table:table-cell office:value-type="float" office:value="628.33" calcext:value-type="float">
            <text:p>628,33</text:p>
          </table:table-cell>
          <table:table-cell office:value-type="float" office:value="639.91" calcext:value-type="float">
            <text:p>639,91</text:p>
          </table:table-cell>
          <table:table-cell office:value-type="float" office:value="637.55" calcext:value-type="float">
            <text:p>637,55</text:p>
          </table:table-cell>
          <table:table-cell office:value-type="float" office:value="638.91" calcext:value-type="float">
            <text:p>638,91</text:p>
          </table:table-cell>
          <table:table-cell office:value-type="float" office:value="622.35" calcext:value-type="float">
            <text:p>622,35</text:p>
          </table:table-cell>
          <table:table-cell office:value-type="float" office:value="628.25" calcext:value-type="float">
            <text:p>628,25</text:p>
          </table:table-cell>
          <table:table-cell office:value-type="float" office:value="623.56" calcext:value-type="float">
            <text:p>623,56</text:p>
          </table:table-cell>
          <table:table-cell office:value-type="float" office:value="643.74" calcext:value-type="float">
            <text:p>643,74</text:p>
          </table:table-cell>
          <table:table-cell office:value-type="float" office:value="641.85" calcext:value-type="float">
            <text:p>641,85</text:p>
          </table:table-cell>
          <table:table-cell office:value-type="float" office:value="641.35" calcext:value-type="float">
            <text:p>641,35</text:p>
          </table:table-cell>
          <table:table-cell office:value-type="float" office:value="627.74" calcext:value-type="float">
            <text:p>627,74</text:p>
          </table:table-cell>
          <table:table-cell office:value-type="float" office:value="637.56" calcext:value-type="float">
            <text:p>637,56</text:p>
          </table:table-cell>
          <table:table-cell office:value-type="float" office:value="641.38" calcext:value-type="float">
            <text:p>641,38</text:p>
          </table:table-cell>
          <table:table-cell office:value-type="float" office:value="640.58" calcext:value-type="float">
            <text:p>640,58</text:p>
          </table:table-cell>
          <table:table-cell office:value-type="float" office:value="618.18" calcext:value-type="float">
            <text:p>618,18</text:p>
          </table:table-cell>
          <table:table-cell office:value-type="float" office:value="642.4" calcext:value-type="float">
            <text:p>642,4</text:p>
          </table:table-cell>
        </table:table-row>
        <table:table-row table:style-name="ro1">
          <table:table-cell office:value-type="string" calcext:value-type="string">
            <text:p>1000Mb</text:p>
          </table:table-cell>
          <table:table-cell office:value-type="float" office:value="866.78" calcext:value-type="float">
            <text:p>866,78</text:p>
          </table:table-cell>
          <table:table-cell office:value-type="float" office:value="872.89" calcext:value-type="float">
            <text:p>872,89</text:p>
          </table:table-cell>
          <table:table-cell office:value-type="float" office:value="852.56" calcext:value-type="float">
            <text:p>852,56</text:p>
          </table:table-cell>
          <table:table-cell office:value-type="float" office:value="874.87" calcext:value-type="float">
            <text:p>874,87</text:p>
          </table:table-cell>
          <table:table-cell office:value-type="float" office:value="879.41" calcext:value-type="float">
            <text:p>879,41</text:p>
          </table:table-cell>
          <table:table-cell office:value-type="float" office:value="870.79" calcext:value-type="float">
            <text:p>870,79</text:p>
          </table:table-cell>
          <table:table-cell office:value-type="float" office:value="889.78" calcext:value-type="float">
            <text:p>889,78</text:p>
          </table:table-cell>
          <table:table-cell office:value-type="float" office:value="881.44" calcext:value-type="float">
            <text:p>881,44</text:p>
          </table:table-cell>
          <table:table-cell office:value-type="float" office:value="869.6" calcext:value-type="float">
            <text:p>869,6</text:p>
          </table:table-cell>
          <table:table-cell office:value-type="float" office:value="866.5" calcext:value-type="float">
            <text:p>866,5</text:p>
          </table:table-cell>
          <table:table-cell office:value-type="float" office:value="1270.98" calcext:value-type="float">
            <text:p>1270,98</text:p>
          </table:table-cell>
          <table:table-cell office:value-type="float" office:value="845.19" calcext:value-type="float">
            <text:p>845,19</text:p>
          </table:table-cell>
          <table:table-cell office:value-type="float" office:value="852.27" calcext:value-type="float">
            <text:p>852,27</text:p>
          </table:table-cell>
          <table:table-cell office:value-type="float" office:value="824.55" calcext:value-type="float">
            <text:p>824,55</text:p>
          </table:table-cell>
          <table:table-cell office:value-type="float" office:value="862" calcext:value-type="float">
            <text:p>862</text:p>
          </table:table-cell>
          <table:table-cell office:value-type="float" office:value="825.04" calcext:value-type="float">
            <text:p>825,04</text:p>
          </table:table-cell>
          <table:table-cell office:value-type="float" office:value="829.53" calcext:value-type="float">
            <text:p>829,53</text:p>
          </table:table-cell>
          <table:table-cell office:value-type="float" office:value="858.15" calcext:value-type="float">
            <text:p>858,15</text:p>
          </table:table-cell>
          <table:table-cell office:value-type="float" office:value="1278.05" calcext:value-type="float">
            <text:p>1278,05</text:p>
          </table:table-cell>
          <table:table-cell office:value-type="float" office:value="1266.21" calcext:value-type="float">
            <text:p>1266,21</text:p>
          </table:table-cell>
          <table:table-cell office:value-type="float" office:value="1269.88" calcext:value-type="float">
            <text:p>1269,88</text:p>
          </table:table-cell>
          <table:table-cell office:value-type="float" office:value="1278.05" calcext:value-type="float">
            <text:p>1278,05</text:p>
          </table:table-cell>
          <table:table-cell office:value-type="float" office:value="1275.34" calcext:value-type="float">
            <text:p>1275,34</text:p>
          </table:table-cell>
          <table:table-cell office:value-type="float" office:value="1270.31" calcext:value-type="float">
            <text:p>1270,31</text:p>
          </table:table-cell>
          <table:table-cell office:value-type="float" office:value="1273.08" calcext:value-type="float">
            <text:p>1273,08</text:p>
          </table:table-cell>
          <table:table-cell office:value-type="float" office:value="1275.58" calcext:value-type="float">
            <text:p>1275,58</text:p>
          </table:table-cell>
          <table:table-cell office:value-type="float" office:value="1277.43" calcext:value-type="float">
            <text:p>1277,43</text:p>
          </table:table-cell>
          <table:table-cell office:value-type="float" office:value="1277.48" calcext:value-type="float">
            <text:p>1277,48</text:p>
          </table:table-cell>
          <table:table-cell office:value-type="float" office:value="1277.82" calcext:value-type="float">
            <text:p>1277,82</text:p>
          </table:table-cell>
          <table:table-cell office:value-type="float" office:value="1237.92" calcext:value-type="float">
            <text:p>1237,92</text:p>
          </table:table-cell>
          <table:table-cell office:value-type="float" office:value="1278.68" calcext:value-type="float">
            <text:p>1278,68</text:p>
          </table:table-cell>
          <table:table-cell office:value-type="float" office:value="1277" calcext:value-type="float">
            <text:p>1277</text:p>
          </table:table-cell>
          <table:table-cell office:value-type="float" office:value="1276.46" calcext:value-type="float">
            <text:p>1276,46</text:p>
          </table:table-cell>
          <table:table-cell office:value-type="float" office:value="1278.86" calcext:value-type="float">
            <text:p>1278,86</text:p>
          </table:table-cell>
          <table:table-cell office:value-type="float" office:value="1254.98" calcext:value-type="float">
            <text:p>1254,98</text:p>
          </table:table-cell>
          <table:table-cell office:value-type="float" office:value="1278.99" calcext:value-type="float">
            <text:p>1278,99</text:p>
          </table:table-cell>
          <table:table-cell office:value-type="float" office:value="1264.6" calcext:value-type="float">
            <text:p>1264,6</text:p>
          </table:table-cell>
          <table:table-cell office:value-type="float" office:value="1243.5" calcext:value-type="float">
            <text:p>1243,5</text:p>
          </table:table-cell>
          <table:table-cell office:value-type="float" office:value="1262" calcext:value-type="float">
            <text:p>1262</text:p>
          </table:table-cell>
          <table:table-cell office:value-type="float" office:value="1275.74" calcext:value-type="float">
            <text:p>1275,74</text:p>
          </table:table-cell>
          <table:table-cell office:value-type="float" office:value="1269.91" calcext:value-type="float">
            <text:p>1269,91</text:p>
          </table:table-cell>
          <table:table-cell office:value-type="float" office:value="1274.41" calcext:value-type="float">
            <text:p>1274,41</text:p>
          </table:table-cell>
          <table:table-cell office:value-type="float" office:value="1278.69" calcext:value-type="float">
            <text:p>1278,69</text:p>
          </table:table-cell>
          <table:table-cell office:value-type="float" office:value="1274.94" calcext:value-type="float">
            <text:p>1274,94</text:p>
          </table:table-cell>
          <table:table-cell office:value-type="float" office:value="1266.1" calcext:value-type="float">
            <text:p>1266,1</text:p>
          </table:table-cell>
          <table:table-cell office:value-type="float" office:value="1268.65" calcext:value-type="float">
            <text:p>1268,65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74.14" calcext:value-type="float">
            <text:p>1274,14</text:p>
          </table:table-cell>
          <table:table-cell office:value-type="float" office:value="1256.05" calcext:value-type="float">
            <text:p>1256,05</text:p>
          </table:table-cell>
          <table:table-cell office:value-type="float" office:value="1279.34" calcext:value-type="float">
            <text:p>1279,34</text:p>
          </table:table-cell>
        </table:table-row>
        <table:table-row table:style-name="ro1">
          <table:table-cell office:value-type="string" calcext:value-type="string">
            <text:p>2500Mb</text:p>
          </table:table-cell>
          <table:table-cell office:value-type="float" office:value="2089.6" calcext:value-type="float">
            <text:p>2089,6</text:p>
          </table:table-cell>
          <table:table-cell office:value-type="float" office:value="2012.88" calcext:value-type="float">
            <text:p>2012,88</text:p>
          </table:table-cell>
          <table:table-cell office:value-type="float" office:value="2070.55" calcext:value-type="float">
            <text:p>2070,55</text:p>
          </table:table-cell>
          <table:table-cell office:value-type="float" office:value="2085.97" calcext:value-type="float">
            <text:p>2085,97</text:p>
          </table:table-cell>
          <table:table-cell office:value-type="float" office:value="2056.5" calcext:value-type="float">
            <text:p>2056,5</text:p>
          </table:table-cell>
          <table:table-cell office:value-type="float" office:value="2079.17" calcext:value-type="float">
            <text:p>2079,17</text:p>
          </table:table-cell>
          <table:table-cell office:value-type="float" office:value="2094.56" calcext:value-type="float">
            <text:p>2094,56</text:p>
          </table:table-cell>
          <table:table-cell office:value-type="float" office:value="2050.88" calcext:value-type="float">
            <text:p>2050,88</text:p>
          </table:table-cell>
          <table:table-cell office:value-type="float" office:value="2070.61" calcext:value-type="float">
            <text:p>2070,61</text:p>
          </table:table-cell>
          <table:table-cell office:value-type="float" office:value="2028.92" calcext:value-type="float">
            <text:p>2028,92</text:p>
          </table:table-cell>
          <table:table-cell office:value-type="float" office:value="2775.31" calcext:value-type="float">
            <text:p>2775,31</text:p>
          </table:table-cell>
          <table:table-cell office:value-type="float" office:value="1974" calcext:value-type="float">
            <text:p>1974</text:p>
          </table:table-cell>
          <table:table-cell office:value-type="float" office:value="1993.24" calcext:value-type="float">
            <text:p>1993,24</text:p>
          </table:table-cell>
          <table:table-cell office:value-type="float" office:value="2039.58" calcext:value-type="float">
            <text:p>2039,58</text:p>
          </table:table-cell>
          <table:table-cell office:value-type="float" office:value="2054.79" calcext:value-type="float">
            <text:p>2054,79</text:p>
          </table:table-cell>
          <table:table-cell office:value-type="float" office:value="1964.26" calcext:value-type="float">
            <text:p>1964,26</text:p>
          </table:table-cell>
          <table:table-cell office:value-type="float" office:value="1992.8" calcext:value-type="float">
            <text:p>1992,8</text:p>
          </table:table-cell>
          <table:table-cell office:value-type="float" office:value="2026.83" calcext:value-type="float">
            <text:p>2026,83</text:p>
          </table:table-cell>
          <table:table-cell office:value-type="float" office:value="2764.85" calcext:value-type="float">
            <text:p>2764,85</text:p>
          </table:table-cell>
          <table:table-cell office:value-type="float" office:value="2776.26" calcext:value-type="float">
            <text:p>2776,26</text:p>
          </table:table-cell>
          <table:table-cell office:value-type="float" office:value="2750.6" calcext:value-type="float">
            <text:p>2750,6</text:p>
          </table:table-cell>
          <table:table-cell office:value-type="float" office:value="2773.47" calcext:value-type="float">
            <text:p>2773,47</text:p>
          </table:table-cell>
          <table:table-cell office:value-type="float" office:value="2738.79" calcext:value-type="float">
            <text:p>2738,79</text:p>
          </table:table-cell>
          <table:table-cell office:value-type="float" office:value="2777.05" calcext:value-type="float">
            <text:p>2777,05</text:p>
          </table:table-cell>
          <table:table-cell office:value-type="float" office:value="2768.92" calcext:value-type="float">
            <text:p>2768,92</text:p>
          </table:table-cell>
          <table:table-cell office:value-type="float" office:value="2771.03" calcext:value-type="float">
            <text:p>2771,03</text:p>
          </table:table-cell>
          <table:table-cell office:value-type="float" office:value="2778.16" calcext:value-type="float">
            <text:p>2778,16</text:p>
          </table:table-cell>
          <table:table-cell office:value-type="float" office:value="2773.29" calcext:value-type="float">
            <text:p>2773,29</text:p>
          </table:table-cell>
          <table:table-cell office:value-type="float" office:value="2773.85" calcext:value-type="float">
            <text:p>2773,85</text:p>
          </table:table-cell>
          <table:table-cell office:value-type="float" office:value="2713.66" calcext:value-type="float">
            <text:p>2713,66</text:p>
          </table:table-cell>
          <table:table-cell office:value-type="float" office:value="2772.38" calcext:value-type="float">
            <text:p>2772,38</text:p>
          </table:table-cell>
          <table:table-cell office:value-type="float" office:value="2768.16" calcext:value-type="float">
            <text:p>2768,16</text:p>
          </table:table-cell>
          <table:table-cell office:value-type="float" office:value="2768.57" calcext:value-type="float">
            <text:p>2768,57</text:p>
          </table:table-cell>
          <table:table-cell office:value-type="float" office:value="2774.28" calcext:value-type="float">
            <text:p>2774,28</text:p>
          </table:table-cell>
          <table:table-cell office:value-type="float" office:value="2714.43" calcext:value-type="float">
            <text:p>2714,43</text:p>
          </table:table-cell>
          <table:table-cell office:value-type="float" office:value="2766.25" calcext:value-type="float">
            <text:p>2766,25</text:p>
          </table:table-cell>
          <table:table-cell office:value-type="float" office:value="2770.31" calcext:value-type="float">
            <text:p>2770,31</text:p>
          </table:table-cell>
          <table:table-cell office:value-type="float" office:value="2679.52" calcext:value-type="float">
            <text:p>2679,52</text:p>
          </table:table-cell>
          <table:table-cell office:value-type="float" office:value="2712.76" calcext:value-type="float">
            <text:p>2712,76</text:p>
          </table:table-cell>
          <table:table-cell office:value-type="float" office:value="2763.01" calcext:value-type="float">
            <text:p>2763,01</text:p>
          </table:table-cell>
          <table:table-cell office:value-type="float" office:value="2770.93" calcext:value-type="float">
            <text:p>2770,93</text:p>
          </table:table-cell>
          <table:table-cell office:value-type="float" office:value="2771.17" calcext:value-type="float">
            <text:p>2771,17</text:p>
          </table:table-cell>
          <table:table-cell office:value-type="float" office:value="2731.69" calcext:value-type="float">
            <text:p>2731,69</text:p>
          </table:table-cell>
          <table:table-cell office:value-type="float" office:value="2758.07" calcext:value-type="float">
            <text:p>2758,07</text:p>
          </table:table-cell>
          <table:table-cell office:value-type="float" office:value="2755.95" calcext:value-type="float">
            <text:p>2755,95</text:p>
          </table:table-cell>
          <table:table-cell office:value-type="float" office:value="2776.08" calcext:value-type="float">
            <text:p>2776,08</text:p>
          </table:table-cell>
          <table:table-cell office:value-type="float" office:value="2756.17" calcext:value-type="float">
            <text:p>2756,17</text:p>
          </table:table-cell>
          <table:table-cell office:value-type="float" office:value="2772.59" calcext:value-type="float">
            <text:p>2772,59</text:p>
          </table:table-cell>
          <table:table-cell office:value-type="float" office:value="2690.91" calcext:value-type="float">
            <text:p>2690,91</text:p>
          </table:table-cell>
          <table:table-cell office:value-type="float" office:value="2762.55" calcext:value-type="float">
            <text:p>2762,55</text:p>
          </table:table-cell>
        </table:table-row>
        <table:table-row table:style-name="ro1" table:number-rows-repeated="11">
          <table:table-cell table:number-columns-repeated="51"/>
        </table:table-row>
        <table:table-row table:style-name="ro2">
          <table:table-cell table:number-columns-repeated="17"/>
          <table:table-cell table:style-name="ce1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3:57:11.699588000</dc:date>
    <dc:creator>Oleg Lodygensky</dc:creator>
    <meta:editing-duration>PT13M8S</meta:editing-duration>
    <meta:editing-cycles>2</meta:editing-cycles>
    <meta:generator>LibreOffice/5.1.5.2$MacOSX_X86_64 LibreOffice_project/7a864d8825610a8c07cfc3bc01dd4fce6a9447e5</meta:generator>
    <meta:document-statistic meta:table-count="1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8cm" svg:y="0.316cm" chart:style-name="ch2">
          <text:p>CNSMO OPENVPN</text:p>
        </chart:title>
        <chart:subtitle svg:x="7.091cm" svg:y="1.286cm" chart:style-name="ch3">
          <text:p>100 hosts</text:p>
        </chart:subtitle>
        <chart:legend chart:legend-position="end" svg:x="13.398cm" svg:y="3.207cm" style:legend-expansion="high" chart:style-name="ch4"/>
        <chart:plot-area chart:style-name="ch5" table:cell-range-address="time.A1:time.AY6" chart:data-source-has-labels="both" svg:x="1.311cm" svg:y="2.141cm" svg:width="11.767cm" svg:height="5.718cm">
          <chartooo:coordinate-region svg:x="2.331cm" svg:y="2.341cm" svg:width="10.747cm" svg:height="5.32cm"/>
          <chart:axis chart:dimension="x" chart:name="primary-x" chart:style-name="ch6" chartooo:axis-type="auto">
            <chartooo:date-scale/>
            <chart:title svg:x="6.764cm" svg:y="8.039cm" chart:style-name="ch7">
              <text:p>hosts</text:p>
            </chart:title>
            <chart:categories table:cell-range-address="time.B1:time.AY1"/>
          </chart:axis>
          <chart:axis chart:dimension="y" chart:name="primary-y" chart:style-name="ch6">
            <chart:title svg:x="0.451cm" svg:y="5.64cm" chart:style-name="ch8">
              <text:p>seconds</text:p>
            </chart:title>
            <chart:grid chart:style-name="ch9" chart:class="major"/>
          </chart:axis>
          <chart:series chart:style-name="ch10" chart:values-cell-range-address="time.B2:time.AY2" chart:label-cell-address="time.A2:time.A2" chart:class="chart:line">
            <chart:data-point chart:repeated="50"/>
          </chart:series>
          <chart:series chart:style-name="ch11" chart:values-cell-range-address="time.B3:time.AY3" chart:label-cell-address="time.A3:time.A3" chart:class="chart:line">
            <chart:data-point chart:repeated="50"/>
          </chart:series>
          <chart:series chart:style-name="ch12" chart:values-cell-range-address="time.B4:time.AY4" chart:label-cell-address="time.A4:time.A4" chart:class="chart:line">
            <chart:data-point chart:repeated="50"/>
          </chart:series>
          <chart:series chart:style-name="ch13" chart:values-cell-range-address="time.B5:time.AY5" chart:label-cell-address="time.A5:time.A5" chart:class="chart:line">
            <chart:data-point chart:repeated="50"/>
          </chart:series>
          <chart:series chart:style-name="ch14" chart:values-cell-range-address="time.B6:time.AY6" chart:label-cell-address="time.A6:time.A6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.B1:time.AY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50Mb</text:p>
                <draw:g>
                  <svg:desc>time.A2:time.A2</svg:desc>
                </draw:g>
              </table:table-cell>
              <table:table-cell office:value-type="float" office:value="73.52">
                <text:p>73.52</text:p>
                <draw:g>
                  <svg:desc>time.B2:time.AY2</svg:desc>
                </draw:g>
              </table:table-cell>
              <table:table-cell office:value-type="float" office:value="71.75">
                <text:p>71.75</text:p>
              </table:table-cell>
              <table:table-cell office:value-type="float" office:value="75.3">
                <text:p>75.3</text:p>
              </table:table-cell>
              <table:table-cell office:value-type="float" office:value="72.83">
                <text:p>72.83</text:p>
              </table:table-cell>
              <table:table-cell office:value-type="float" office:value="76.19">
                <text:p>76.19</text:p>
              </table:table-cell>
              <table:table-cell office:value-type="float" office:value="71">
                <text:p>71</text:p>
              </table:table-cell>
              <table:table-cell office:value-type="float" office:value="72.51">
                <text:p>72.51</text:p>
              </table:table-cell>
              <table:table-cell office:value-type="float" office:value="74.56">
                <text:p>74.56</text:p>
              </table:table-cell>
              <table:table-cell office:value-type="float" office:value="74.91">
                <text:p>74.91</text:p>
              </table:table-cell>
              <table:table-cell office:value-type="float" office:value="71.15">
                <text:p>71.15</text:p>
              </table:table-cell>
              <table:table-cell office:value-type="float" office:value="77.11">
                <text:p>77.11</text:p>
              </table:table-cell>
              <table:table-cell office:value-type="float" office:value="73.28">
                <text:p>73.28</text:p>
              </table:table-cell>
              <table:table-cell office:value-type="float" office:value="75.33">
                <text:p>75.33</text:p>
              </table:table-cell>
              <table:table-cell office:value-type="float" office:value="70.64">
                <text:p>70.64</text:p>
              </table:table-cell>
              <table:table-cell office:value-type="float" office:value="75.96">
                <text:p>75.96</text:p>
              </table:table-cell>
              <table:table-cell office:value-type="float" office:value="76.02">
                <text:p>76.02</text:p>
              </table:table-cell>
              <table:table-cell office:value-type="float" office:value="74.54">
                <text:p>74.54</text:p>
              </table:table-cell>
              <table:table-cell office:value-type="float" office:value="67.56">
                <text:p>67.56</text:p>
              </table:table-cell>
              <table:table-cell office:value-type="float" office:value="77.42">
                <text:p>77.42</text:p>
              </table:table-cell>
              <table:table-cell office:value-type="float" office:value="78.04">
                <text:p>78.04</text:p>
              </table:table-cell>
              <table:table-cell office:value-type="float" office:value="78.08">
                <text:p>78.08</text:p>
              </table:table-cell>
              <table:table-cell office:value-type="float" office:value="76.65">
                <text:p>76.65</text:p>
              </table:table-cell>
              <table:table-cell office:value-type="float" office:value="78.11">
                <text:p>78.11</text:p>
              </table:table-cell>
              <table:table-cell office:value-type="float" office:value="78.69">
                <text:p>78.69</text:p>
              </table:table-cell>
              <table:table-cell office:value-type="float" office:value="78.79">
                <text:p>78.79</text:p>
              </table:table-cell>
              <table:table-cell office:value-type="float" office:value="73.97">
                <text:p>73.97</text:p>
              </table:table-cell>
              <table:table-cell office:value-type="float" office:value="78.44">
                <text:p>78.44</text:p>
              </table:table-cell>
              <table:table-cell office:value-type="float" office:value="78.96">
                <text:p>78.96</text:p>
              </table:table-cell>
              <table:table-cell office:value-type="float" office:value="78.59">
                <text:p>78.59</text:p>
              </table:table-cell>
              <table:table-cell office:value-type="float" office:value="76.67">
                <text:p>76.67</text:p>
              </table:table-cell>
              <table:table-cell office:value-type="float" office:value="76.59">
                <text:p>76.59</text:p>
              </table:table-cell>
              <table:table-cell office:value-type="float" office:value="77.74">
                <text:p>77.74</text:p>
              </table:table-cell>
              <table:table-cell office:value-type="float" office:value="76.1">
                <text:p>76.1</text:p>
              </table:table-cell>
              <table:table-cell office:value-type="float" office:value="77.52">
                <text:p>77.52</text:p>
              </table:table-cell>
              <table:table-cell office:value-type="float" office:value="76.13">
                <text:p>76.13</text:p>
              </table:table-cell>
              <table:table-cell office:value-type="float" office:value="78.37">
                <text:p>78.37</text:p>
              </table:table-cell>
              <table:table-cell office:value-type="float" office:value="78.43">
                <text:p>78.43</text:p>
              </table:table-cell>
              <table:table-cell office:value-type="float" office:value="79.14">
                <text:p>79.14</text:p>
              </table:table-cell>
              <table:table-cell office:value-type="float" office:value="70.81">
                <text:p>70.81</text:p>
              </table:table-cell>
              <table:table-cell office:value-type="float" office:value="77.37">
                <text:p>77.37</text:p>
              </table:table-cell>
              <table:table-cell office:value-type="float" office:value="76.82">
                <text:p>76.82</text:p>
              </table:table-cell>
              <table:table-cell office:value-type="float" office:value="78.02">
                <text:p>78.02</text:p>
              </table:table-cell>
              <table:table-cell office:value-type="float" office:value="78.46">
                <text:p>78.46</text:p>
              </table:table-cell>
              <table:table-cell office:value-type="float" office:value="77.09">
                <text:p>77.09</text:p>
              </table:table-cell>
              <table:table-cell office:value-type="float" office:value="78.23">
                <text:p>78.23</text:p>
              </table:table-cell>
              <table:table-cell office:value-type="float" office:value="77.95">
                <text:p>77.95</text:p>
              </table:table-cell>
              <table:table-cell office:value-type="float" office:value="78.51">
                <text:p>78.51</text:p>
              </table:table-cell>
              <table:table-cell office:value-type="float" office:value="77.55">
                <text:p>77.55</text:p>
              </table:table-cell>
              <table:table-cell office:value-type="float" office:value="77.36">
                <text:p>77.36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100Mb</text:p>
                <draw:g>
                  <svg:desc>time.A3:time.A3</svg:desc>
                </draw:g>
              </table:table-cell>
              <table:table-cell office:value-type="float" office:value="120.82">
                <text:p>120.82</text:p>
                <draw:g>
                  <svg:desc>time.B3:time.AY3</svg:desc>
                </draw:g>
              </table:table-cell>
              <table:table-cell office:value-type="float" office:value="118.06">
                <text:p>118.06</text:p>
              </table:table-cell>
              <table:table-cell office:value-type="float" office:value="118.52">
                <text:p>118.52</text:p>
              </table:table-cell>
              <table:table-cell office:value-type="float" office:value="119.86">
                <text:p>119.86</text:p>
              </table:table-cell>
              <table:table-cell office:value-type="float" office:value="120.52">
                <text:p>120.52</text:p>
              </table:table-cell>
              <table:table-cell office:value-type="float" office:value="120.23">
                <text:p>120.23</text:p>
              </table:table-cell>
              <table:table-cell office:value-type="float" office:value="118.41">
                <text:p>118.41</text:p>
              </table:table-cell>
              <table:table-cell office:value-type="float" office:value="118.83">
                <text:p>118.83</text:p>
              </table:table-cell>
              <table:table-cell office:value-type="float" office:value="120.49">
                <text:p>120.49</text:p>
              </table:table-cell>
              <table:table-cell office:value-type="float" office:value="118.91">
                <text:p>118.91</text:p>
              </table:table-cell>
              <table:table-cell office:value-type="float" office:value="142.44">
                <text:p>142.44</text:p>
              </table:table-cell>
              <table:table-cell office:value-type="float" office:value="121.97">
                <text:p>121.97</text:p>
              </table:table-cell>
              <table:table-cell office:value-type="float" office:value="120.74">
                <text:p>120.74</text:p>
              </table:table-cell>
              <table:table-cell office:value-type="float" office:value="115.5">
                <text:p>115.5</text:p>
              </table:table-cell>
              <table:table-cell office:value-type="float" office:value="112.68">
                <text:p>112.68</text:p>
              </table:table-cell>
              <table:table-cell office:value-type="float" office:value="119.67">
                <text:p>119.67</text:p>
              </table:table-cell>
              <table:table-cell office:value-type="float" office:value="113.8">
                <text:p>113.8</text:p>
              </table:table-cell>
              <table:table-cell office:value-type="float" office:value="116.89">
                <text:p>116.89</text:p>
              </table:table-cell>
              <table:table-cell office:value-type="float" office:value="143.57">
                <text:p>143.57</text:p>
              </table:table-cell>
              <table:table-cell office:value-type="float" office:value="143.3">
                <text:p>143.3</text:p>
              </table:table-cell>
              <table:table-cell office:value-type="float" office:value="142.31">
                <text:p>142.31</text:p>
              </table:table-cell>
              <table:table-cell office:value-type="float" office:value="143.4">
                <text:p>143.4</text:p>
              </table:table-cell>
              <table:table-cell office:value-type="float" office:value="140.98">
                <text:p>140.98</text:p>
              </table:table-cell>
              <table:table-cell office:value-type="float" office:value="143.89">
                <text:p>143.89</text:p>
              </table:table-cell>
              <table:table-cell office:value-type="float" office:value="142.57">
                <text:p>142.57</text:p>
              </table:table-cell>
              <table:table-cell office:value-type="float" office:value="135.87">
                <text:p>135.87</text:p>
              </table:table-cell>
              <table:table-cell office:value-type="float" office:value="141.86">
                <text:p>141.86</text:p>
              </table:table-cell>
              <table:table-cell office:value-type="float" office:value="142.16">
                <text:p>142.16</text:p>
              </table:table-cell>
              <table:table-cell office:value-type="float" office:value="142.94">
                <text:p>142.94</text:p>
              </table:table-cell>
              <table:table-cell office:value-type="float" office:value="142.55">
                <text:p>142.55</text:p>
              </table:table-cell>
              <table:table-cell office:value-type="float" office:value="140.87">
                <text:p>140.87</text:p>
              </table:table-cell>
              <table:table-cell office:value-type="float" office:value="142.06">
                <text:p>142.06</text:p>
              </table:table-cell>
              <table:table-cell office:value-type="float" office:value="137.24">
                <text:p>137.24</text:p>
              </table:table-cell>
              <table:table-cell office:value-type="float" office:value="144.38">
                <text:p>144.38</text:p>
              </table:table-cell>
              <table:table-cell office:value-type="float" office:value="142.18">
                <text:p>142.18</text:p>
              </table:table-cell>
              <table:table-cell office:value-type="float" office:value="144.06">
                <text:p>144.06</text:p>
              </table:table-cell>
              <table:table-cell office:value-type="float" office:value="141.9">
                <text:p>141.9</text:p>
              </table:table-cell>
              <table:table-cell office:value-type="float" office:value="143.45">
                <text:p>143.45</text:p>
              </table:table-cell>
              <table:table-cell office:value-type="float" office:value="139.94">
                <text:p>139.94</text:p>
              </table:table-cell>
              <table:table-cell office:value-type="float" office:value="137.04">
                <text:p>137.04</text:p>
              </table:table-cell>
              <table:table-cell office:value-type="float" office:value="142.2">
                <text:p>142.2</text:p>
              </table:table-cell>
              <table:table-cell office:value-type="float" office:value="142.63">
                <text:p>142.63</text:p>
              </table:table-cell>
              <table:table-cell office:value-type="float" office:value="143.77">
                <text:p>143.77</text:p>
              </table:table-cell>
              <table:table-cell office:value-type="float" office:value="143.92">
                <text:p>143.92</text:p>
              </table:table-cell>
              <table:table-cell office:value-type="float" office:value="144.05">
                <text:p>144.05</text:p>
              </table:table-cell>
              <table:table-cell office:value-type="float" office:value="143.01">
                <text:p>143.01</text:p>
              </table:table-cell>
              <table:table-cell office:value-type="float" office:value="142.59">
                <text:p>142.59</text:p>
              </table:table-cell>
              <table:table-cell office:value-type="float" office:value="144.3">
                <text:p>144.3</text:p>
              </table:table-cell>
              <table:table-cell office:value-type="float" office:value="140.3">
                <text:p>140.3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500Mb</text:p>
                <draw:g>
                  <svg:desc>time.A4:time.A4</svg:desc>
                </draw:g>
              </table:table-cell>
              <table:table-cell office:value-type="float" office:value="447.71">
                <text:p>447.71</text:p>
                <draw:g>
                  <svg:desc>time.B4:time.AY4</svg:desc>
                </draw:g>
              </table:table-cell>
              <table:table-cell office:value-type="float" office:value="433.73">
                <text:p>433.73</text:p>
              </table:table-cell>
              <table:table-cell office:value-type="float" office:value="457.61">
                <text:p>457.61</text:p>
              </table:table-cell>
              <table:table-cell office:value-type="float" office:value="438.8">
                <text:p>438.8</text:p>
              </table:table-cell>
              <table:table-cell office:value-type="float" office:value="452.09">
                <text:p>452.09</text:p>
              </table:table-cell>
              <table:table-cell office:value-type="float" office:value="446.64">
                <text:p>446.64</text:p>
              </table:table-cell>
              <table:table-cell office:value-type="float" office:value="456.14">
                <text:p>456.14</text:p>
              </table:table-cell>
              <table:table-cell office:value-type="float" office:value="445.57">
                <text:p>445.57</text:p>
              </table:table-cell>
              <table:table-cell office:value-type="float" office:value="453.53">
                <text:p>453.53</text:p>
              </table:table-cell>
              <table:table-cell office:value-type="float" office:value="443.95">
                <text:p>443.95</text:p>
              </table:table-cell>
              <table:table-cell office:value-type="float" office:value="637.87">
                <text:p>637.87</text:p>
              </table:table-cell>
              <table:table-cell office:value-type="float" office:value="443.56">
                <text:p>443.56</text:p>
              </table:table-cell>
              <table:table-cell office:value-type="float" office:value="441.16">
                <text:p>441.16</text:p>
              </table:table-cell>
              <table:table-cell office:value-type="float" office:value="431.78">
                <text:p>431.78</text:p>
              </table:table-cell>
              <table:table-cell office:value-type="float" office:value="438.46">
                <text:p>438.46</text:p>
              </table:table-cell>
              <table:table-cell office:value-type="float" office:value="435.18">
                <text:p>435.18</text:p>
              </table:table-cell>
              <table:table-cell office:value-type="float" office:value="420.89">
                <text:p>420.89</text:p>
              </table:table-cell>
              <table:table-cell office:value-type="float" office:value="439.13">
                <text:p>439.13</text:p>
              </table:table-cell>
              <table:table-cell office:value-type="float" office:value="643.27">
                <text:p>643.27</text:p>
              </table:table-cell>
              <table:table-cell office:value-type="float" office:value="638.7">
                <text:p>638.7</text:p>
              </table:table-cell>
              <table:table-cell office:value-type="float" office:value="640.1">
                <text:p>640.1</text:p>
              </table:table-cell>
              <table:table-cell office:value-type="float" office:value="643.59">
                <text:p>643.59</text:p>
              </table:table-cell>
              <table:table-cell office:value-type="float" office:value="643.3">
                <text:p>643.3</text:p>
              </table:table-cell>
              <table:table-cell office:value-type="float" office:value="644.04">
                <text:p>644.04</text:p>
              </table:table-cell>
              <table:table-cell office:value-type="float" office:value="633.01">
                <text:p>633.01</text:p>
              </table:table-cell>
              <table:table-cell office:value-type="float" office:value="633.11">
                <text:p>633.11</text:p>
              </table:table-cell>
              <table:table-cell office:value-type="float" office:value="643.13">
                <text:p>643.13</text:p>
              </table:table-cell>
              <table:table-cell office:value-type="float" office:value="639.76">
                <text:p>639.76</text:p>
              </table:table-cell>
              <table:table-cell office:value-type="float" office:value="643.12">
                <text:p>643.12</text:p>
              </table:table-cell>
              <table:table-cell office:value-type="float" office:value="633.74">
                <text:p>633.74</text:p>
              </table:table-cell>
              <table:table-cell office:value-type="float" office:value="637.79">
                <text:p>637.79</text:p>
              </table:table-cell>
              <table:table-cell office:value-type="float" office:value="642.1">
                <text:p>642.1</text:p>
              </table:table-cell>
              <table:table-cell office:value-type="float" office:value="631.49">
                <text:p>631.49</text:p>
              </table:table-cell>
              <table:table-cell office:value-type="float" office:value="642.32">
                <text:p>642.32</text:p>
              </table:table-cell>
              <table:table-cell office:value-type="float" office:value="628.33">
                <text:p>628.33</text:p>
              </table:table-cell>
              <table:table-cell office:value-type="float" office:value="639.91">
                <text:p>639.91</text:p>
              </table:table-cell>
              <table:table-cell office:value-type="float" office:value="637.55">
                <text:p>637.55</text:p>
              </table:table-cell>
              <table:table-cell office:value-type="float" office:value="638.91">
                <text:p>638.91</text:p>
              </table:table-cell>
              <table:table-cell office:value-type="float" office:value="622.35">
                <text:p>622.35</text:p>
              </table:table-cell>
              <table:table-cell office:value-type="float" office:value="628.25">
                <text:p>628.25</text:p>
              </table:table-cell>
              <table:table-cell office:value-type="float" office:value="623.56">
                <text:p>623.56</text:p>
              </table:table-cell>
              <table:table-cell office:value-type="float" office:value="643.74">
                <text:p>643.74</text:p>
              </table:table-cell>
              <table:table-cell office:value-type="float" office:value="641.85">
                <text:p>641.85</text:p>
              </table:table-cell>
              <table:table-cell office:value-type="float" office:value="641.35">
                <text:p>641.35</text:p>
              </table:table-cell>
              <table:table-cell office:value-type="float" office:value="627.74">
                <text:p>627.74</text:p>
              </table:table-cell>
              <table:table-cell office:value-type="float" office:value="637.56">
                <text:p>637.56</text:p>
              </table:table-cell>
              <table:table-cell office:value-type="float" office:value="641.38">
                <text:p>641.38</text:p>
              </table:table-cell>
              <table:table-cell office:value-type="float" office:value="640.58">
                <text:p>640.58</text:p>
              </table:table-cell>
              <table:table-cell office:value-type="float" office:value="618.18">
                <text:p>618.18</text:p>
              </table:table-cell>
              <table:table-cell office:value-type="float" office:value="642.4">
                <text:p>642.4</text:p>
              </table:table-cell>
            </table:table-row>
            <table:table-row>
              <table:table-cell office:value-type="string">
                <text:p>1000Mb</text:p>
                <draw:g>
                  <svg:desc>time.A5:time.A5</svg:desc>
                </draw:g>
              </table:table-cell>
              <table:table-cell office:value-type="float" office:value="866.78">
                <text:p>866.78</text:p>
                <draw:g>
                  <svg:desc>time.B5:time.AY5</svg:desc>
                </draw:g>
              </table:table-cell>
              <table:table-cell office:value-type="float" office:value="872.89">
                <text:p>872.89</text:p>
              </table:table-cell>
              <table:table-cell office:value-type="float" office:value="852.56">
                <text:p>852.56</text:p>
              </table:table-cell>
              <table:table-cell office:value-type="float" office:value="874.87">
                <text:p>874.87</text:p>
              </table:table-cell>
              <table:table-cell office:value-type="float" office:value="879.41">
                <text:p>879.41</text:p>
              </table:table-cell>
              <table:table-cell office:value-type="float" office:value="870.79">
                <text:p>870.79</text:p>
              </table:table-cell>
              <table:table-cell office:value-type="float" office:value="889.78">
                <text:p>889.78</text:p>
              </table:table-cell>
              <table:table-cell office:value-type="float" office:value="881.44">
                <text:p>881.44</text:p>
              </table:table-cell>
              <table:table-cell office:value-type="float" office:value="869.6">
                <text:p>869.6</text:p>
              </table:table-cell>
              <table:table-cell office:value-type="float" office:value="866.5">
                <text:p>866.5</text:p>
              </table:table-cell>
              <table:table-cell office:value-type="float" office:value="1270.98">
                <text:p>1270.98</text:p>
              </table:table-cell>
              <table:table-cell office:value-type="float" office:value="845.19">
                <text:p>845.19</text:p>
              </table:table-cell>
              <table:table-cell office:value-type="float" office:value="852.27">
                <text:p>852.27</text:p>
              </table:table-cell>
              <table:table-cell office:value-type="float" office:value="824.55">
                <text:p>824.55</text:p>
              </table:table-cell>
              <table:table-cell office:value-type="float" office:value="862">
                <text:p>862</text:p>
              </table:table-cell>
              <table:table-cell office:value-type="float" office:value="825.04">
                <text:p>825.04</text:p>
              </table:table-cell>
              <table:table-cell office:value-type="float" office:value="829.53">
                <text:p>829.53</text:p>
              </table:table-cell>
              <table:table-cell office:value-type="float" office:value="858.15">
                <text:p>858.15</text:p>
              </table:table-cell>
              <table:table-cell office:value-type="float" office:value="1278.05">
                <text:p>1278.05</text:p>
              </table:table-cell>
              <table:table-cell office:value-type="float" office:value="1266.21">
                <text:p>1266.21</text:p>
              </table:table-cell>
              <table:table-cell office:value-type="float" office:value="1269.88">
                <text:p>1269.88</text:p>
              </table:table-cell>
              <table:table-cell office:value-type="float" office:value="1278.05">
                <text:p>1278.05</text:p>
              </table:table-cell>
              <table:table-cell office:value-type="float" office:value="1275.34">
                <text:p>1275.34</text:p>
              </table:table-cell>
              <table:table-cell office:value-type="float" office:value="1270.31">
                <text:p>1270.31</text:p>
              </table:table-cell>
              <table:table-cell office:value-type="float" office:value="1273.08">
                <text:p>1273.08</text:p>
              </table:table-cell>
              <table:table-cell office:value-type="float" office:value="1275.58">
                <text:p>1275.58</text:p>
              </table:table-cell>
              <table:table-cell office:value-type="float" office:value="1277.43">
                <text:p>1277.43</text:p>
              </table:table-cell>
              <table:table-cell office:value-type="float" office:value="1277.48">
                <text:p>1277.48</text:p>
              </table:table-cell>
              <table:table-cell office:value-type="float" office:value="1277.82">
                <text:p>1277.82</text:p>
              </table:table-cell>
              <table:table-cell office:value-type="float" office:value="1237.92">
                <text:p>1237.92</text:p>
              </table:table-cell>
              <table:table-cell office:value-type="float" office:value="1278.68">
                <text:p>1278.68</text:p>
              </table:table-cell>
              <table:table-cell office:value-type="float" office:value="1277">
                <text:p>1277</text:p>
              </table:table-cell>
              <table:table-cell office:value-type="float" office:value="1276.46">
                <text:p>1276.46</text:p>
              </table:table-cell>
              <table:table-cell office:value-type="float" office:value="1278.86">
                <text:p>1278.86</text:p>
              </table:table-cell>
              <table:table-cell office:value-type="float" office:value="1254.98">
                <text:p>1254.98</text:p>
              </table:table-cell>
              <table:table-cell office:value-type="float" office:value="1278.99">
                <text:p>1278.99</text:p>
              </table:table-cell>
              <table:table-cell office:value-type="float" office:value="1264.6">
                <text:p>1264.6</text:p>
              </table:table-cell>
              <table:table-cell office:value-type="float" office:value="1243.5">
                <text:p>1243.5</text:p>
              </table:table-cell>
              <table:table-cell office:value-type="float" office:value="1262">
                <text:p>1262</text:p>
              </table:table-cell>
              <table:table-cell office:value-type="float" office:value="1275.74">
                <text:p>1275.74</text:p>
              </table:table-cell>
              <table:table-cell office:value-type="float" office:value="1269.91">
                <text:p>1269.91</text:p>
              </table:table-cell>
              <table:table-cell office:value-type="float" office:value="1274.41">
                <text:p>1274.41</text:p>
              </table:table-cell>
              <table:table-cell office:value-type="float" office:value="1278.69">
                <text:p>1278.69</text:p>
              </table:table-cell>
              <table:table-cell office:value-type="float" office:value="1274.94">
                <text:p>1274.94</text:p>
              </table:table-cell>
              <table:table-cell office:value-type="float" office:value="1266.1">
                <text:p>1266.1</text:p>
              </table:table-cell>
              <table:table-cell office:value-type="float" office:value="1268.65">
                <text:p>1268.65</text:p>
              </table:table-cell>
              <table:table-cell office:value-type="float" office:value="1268.5">
                <text:p>1268.5</text:p>
              </table:table-cell>
              <table:table-cell office:value-type="float" office:value="1274.14">
                <text:p>1274.14</text:p>
              </table:table-cell>
              <table:table-cell office:value-type="float" office:value="1256.05">
                <text:p>1256.05</text:p>
              </table:table-cell>
              <table:table-cell office:value-type="float" office:value="1279.34">
                <text:p>1279.34</text:p>
              </table:table-cell>
            </table:table-row>
            <table:table-row>
              <table:table-cell office:value-type="string">
                <text:p>2500Mb</text:p>
                <draw:g>
                  <svg:desc>time.A6:time.A6</svg:desc>
                </draw:g>
              </table:table-cell>
              <table:table-cell office:value-type="float" office:value="2089.6">
                <text:p>2089.6</text:p>
                <draw:g>
                  <svg:desc>time.B6:time.AY6</svg:desc>
                </draw:g>
              </table:table-cell>
              <table:table-cell office:value-type="float" office:value="2012.88">
                <text:p>2012.88</text:p>
              </table:table-cell>
              <table:table-cell office:value-type="float" office:value="2070.55">
                <text:p>2070.55</text:p>
              </table:table-cell>
              <table:table-cell office:value-type="float" office:value="2085.97">
                <text:p>2085.97</text:p>
              </table:table-cell>
              <table:table-cell office:value-type="float" office:value="2056.5">
                <text:p>2056.5</text:p>
              </table:table-cell>
              <table:table-cell office:value-type="float" office:value="2079.17">
                <text:p>2079.17</text:p>
              </table:table-cell>
              <table:table-cell office:value-type="float" office:value="2094.56">
                <text:p>2094.56</text:p>
              </table:table-cell>
              <table:table-cell office:value-type="float" office:value="2050.88">
                <text:p>2050.88</text:p>
              </table:table-cell>
              <table:table-cell office:value-type="float" office:value="2070.61">
                <text:p>2070.61</text:p>
              </table:table-cell>
              <table:table-cell office:value-type="float" office:value="2028.92">
                <text:p>2028.92</text:p>
              </table:table-cell>
              <table:table-cell office:value-type="float" office:value="2775.31">
                <text:p>2775.31</text:p>
              </table:table-cell>
              <table:table-cell office:value-type="float" office:value="1974">
                <text:p>1974</text:p>
              </table:table-cell>
              <table:table-cell office:value-type="float" office:value="1993.24">
                <text:p>1993.24</text:p>
              </table:table-cell>
              <table:table-cell office:value-type="float" office:value="2039.58">
                <text:p>2039.58</text:p>
              </table:table-cell>
              <table:table-cell office:value-type="float" office:value="2054.79">
                <text:p>2054.79</text:p>
              </table:table-cell>
              <table:table-cell office:value-type="float" office:value="1964.26">
                <text:p>1964.26</text:p>
              </table:table-cell>
              <table:table-cell office:value-type="float" office:value="1992.8">
                <text:p>1992.8</text:p>
              </table:table-cell>
              <table:table-cell office:value-type="float" office:value="2026.83">
                <text:p>2026.83</text:p>
              </table:table-cell>
              <table:table-cell office:value-type="float" office:value="2764.85">
                <text:p>2764.85</text:p>
              </table:table-cell>
              <table:table-cell office:value-type="float" office:value="2776.26">
                <text:p>2776.26</text:p>
              </table:table-cell>
              <table:table-cell office:value-type="float" office:value="2750.6">
                <text:p>2750.6</text:p>
              </table:table-cell>
              <table:table-cell office:value-type="float" office:value="2773.47">
                <text:p>2773.47</text:p>
              </table:table-cell>
              <table:table-cell office:value-type="float" office:value="2738.79">
                <text:p>2738.79</text:p>
              </table:table-cell>
              <table:table-cell office:value-type="float" office:value="2777.05">
                <text:p>2777.05</text:p>
              </table:table-cell>
              <table:table-cell office:value-type="float" office:value="2768.92">
                <text:p>2768.92</text:p>
              </table:table-cell>
              <table:table-cell office:value-type="float" office:value="2771.03">
                <text:p>2771.03</text:p>
              </table:table-cell>
              <table:table-cell office:value-type="float" office:value="2778.16">
                <text:p>2778.16</text:p>
              </table:table-cell>
              <table:table-cell office:value-type="float" office:value="2773.29">
                <text:p>2773.29</text:p>
              </table:table-cell>
              <table:table-cell office:value-type="float" office:value="2773.85">
                <text:p>2773.85</text:p>
              </table:table-cell>
              <table:table-cell office:value-type="float" office:value="2713.66">
                <text:p>2713.66</text:p>
              </table:table-cell>
              <table:table-cell office:value-type="float" office:value="2772.38">
                <text:p>2772.38</text:p>
              </table:table-cell>
              <table:table-cell office:value-type="float" office:value="2768.16">
                <text:p>2768.16</text:p>
              </table:table-cell>
              <table:table-cell office:value-type="float" office:value="2768.57">
                <text:p>2768.57</text:p>
              </table:table-cell>
              <table:table-cell office:value-type="float" office:value="2774.28">
                <text:p>2774.28</text:p>
              </table:table-cell>
              <table:table-cell office:value-type="float" office:value="2714.43">
                <text:p>2714.43</text:p>
              </table:table-cell>
              <table:table-cell office:value-type="float" office:value="2766.25">
                <text:p>2766.25</text:p>
              </table:table-cell>
              <table:table-cell office:value-type="float" office:value="2770.31">
                <text:p>2770.31</text:p>
              </table:table-cell>
              <table:table-cell office:value-type="float" office:value="2679.52">
                <text:p>2679.52</text:p>
              </table:table-cell>
              <table:table-cell office:value-type="float" office:value="2712.76">
                <text:p>2712.76</text:p>
              </table:table-cell>
              <table:table-cell office:value-type="float" office:value="2763.01">
                <text:p>2763.01</text:p>
              </table:table-cell>
              <table:table-cell office:value-type="float" office:value="2770.93">
                <text:p>2770.93</text:p>
              </table:table-cell>
              <table:table-cell office:value-type="float" office:value="2771.17">
                <text:p>2771.17</text:p>
              </table:table-cell>
              <table:table-cell office:value-type="float" office:value="2731.69">
                <text:p>2731.69</text:p>
              </table:table-cell>
              <table:table-cell office:value-type="float" office:value="2758.07">
                <text:p>2758.07</text:p>
              </table:table-cell>
              <table:table-cell office:value-type="float" office:value="2755.95">
                <text:p>2755.95</text:p>
              </table:table-cell>
              <table:table-cell office:value-type="float" office:value="2776.08">
                <text:p>2776.08</text:p>
              </table:table-cell>
              <table:table-cell office:value-type="float" office:value="2756.17">
                <text:p>2756.17</text:p>
              </table:table-cell>
              <table:table-cell office:value-type="float" office:value="2772.59">
                <text:p>2772.59</text:p>
              </table:table-cell>
              <table:table-cell office:value-type="float" office:value="2690.91">
                <text:p>2690.91</text:p>
              </table:table-cell>
              <table:table-cell office:value-type="float" office:value="2762.55">
                <text:p>276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MacOSX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